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officeooo:rsid="000ae41b" officeooo:paragraph-rsid="000ae41b"/>
    </style:style>
    <style:style style:name="P2" style:family="paragraph" style:parent-style-name="Standard">
      <style:text-properties fo:language="en" fo:country="GB" officeooo:rsid="000c9395" officeooo:paragraph-rsid="000dc67e"/>
    </style:style>
    <style:style style:name="P3" style:family="paragraph" style:parent-style-name="Standard">
      <style:text-properties fo:language="en" fo:country="GB" officeooo:rsid="000e5851" officeooo:paragraph-rsid="000e5851"/>
    </style:style>
    <style:style style:name="T1" style:family="text">
      <style:text-properties officeooo:rsid="000c9395"/>
    </style:style>
    <style:style style:name="T2" style:family="text">
      <style:text-properties officeooo:rsid="000cd954"/>
    </style:style>
    <style:style style:name="T3" style:family="text">
      <style:text-properties officeooo:rsid="0010e2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quitos are iconic vectors of human diseases. The diseases spread by mosquitoes and arthropods in general are known as arthropod-borne viruses (arboviruses), and cause significant health and economic burdens across the globe (ref). These viruses are transmitted through bites from blood-feeding (hematophagous) arthrop<text:span text:style-name="T1">o</text:span>d vectors, such as ticks, sandflies, midges and mosquitoes. <text:span text:style-name="T1">Arboviruses typically infect hosts through saliva of arthropod vectors after a host is bitten, infection will only occur if the arbovirus has had enough time to replicate to a sufficent viremia level with an arthropod (ref). <text:s/>Penetration of several biological barriers in arthropods by arbovriuses is also necseery, after which sufficient viremia will then be present in the salivary glands of arthropod vectors to cause infections in hosts (ref). Typically, arboviruses are resident in wild animal populations, with spillover events causing outbreaks in human populations where vector . The spread of invasive blood-feeding arthropods across the globe is facilitating the introduction of arboviruses to niave locales and popualtions. The ability of mosquitoes undergo diapuse as dessicant and cold resistant eggs implicates them as particularly invasive arthropod species, with recent introductions of invasive mosquitoe species (IMS) in North America and Europe, resulting in subsequent outbreaks of West Nile Fever, Dengue and Yellow Fever virus (refs). More recently the spread of Ae. Aegypti into South America resulted in an epidemic of Zika virus that received global coverage.</text:span></text:p>
      <text:p text:style-name="P2"/>
      <text:p text:style-name="P2"><text:span text:style-name="T2"><text:s/>IMS are spreading across many regions but have made significant ground in Europe. Recent reports show Ae. Albopictus is now established across much of temperate europe and is increasingly concerning for health officials because of the its known competnece in transmission of many arboviruses. Similar invasive populations are mow present in Europe, includeing recent findings of Ae. Koreicus from across central and eastern Europe, Ae. Aegypti is predicted to continue spreading westward from Asia, and a multitude of other members from this genus are predicted to increase the arboviral risk to europe, especially under changing climatic conditions and future predictions (ref). The spread of Aedes mosquitoes, and their ability to continually disperse and then establish in new countries and climates is a major concern for european health authorities (ECDC refs). Howver, the risk of IMS is not limited to the Aedes. Culex species present in the americas are known to be much more proficent vectors of West Nile virus (WNV), hybridisations of these species are resulting in forms that are suspected of accelerating WNV spread and the risk of introduction of these species to Europe is very real considering the current distribution of Culex genera across European territories (ref). Between them, Aedes and Culex genera pose significant risk to human and animal health across Europe and is expected to increase in the future (ref).</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1:04:45.069649836</meta:creation-date>
    <dc:date>2020-02-21T17:31:49.461291578</dc:date>
    <meta:editing-duration>P1DT4H13M32S</meta:editing-duration>
    <meta:editing-cycles>2</meta:editing-cycles>
    <meta:generator>LibreOffice/6.0.7.3$Linux_X86_64 LibreOffice_project/00m0$Build-3</meta:generator>
    <meta:document-statistic meta:table-count="0" meta:image-count="0" meta:object-count="0" meta:page-count="1" meta:paragraph-count="2" meta:word-count="450" meta:character-count="3000" meta:non-whitespace-character-count="2550"/>
  </office:meta>
</office:document-meta>
</file>